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none" draw:textarea-horizontal-align="justify" draw:textarea-vertical-align="middle" draw:auto-grow-height="false" draw:shadow-offset-x="0.203cm" draw:shadow-offset-y="0.203cm"/>
    </style:style>
    <style:style style:name="gr10" style:family="graphic" style:parent-style-name="standard">
      <style:graphic-properties draw:stroke="dash" draw:textarea-vertical-align="middle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2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532cm" svg:x="4.09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6cm" svg:height="1.234cm" svg:x="4.455cm" svg:y="11.958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605cm" svg:height="3.879cm" svg:x="3.97cm" svg:y="14.139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809cm" svg:height="1.212cm" svg:x="4.765cm" svg:y="14.503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502cm" svg:height="1.033cm" svg:x="4.565cm" svg:y="16.621cm">
          <text:p text:style-name="P2"><text:span text:style-name="T1">client-server transactio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3.394cm" svg:height="1.333cm" svg:x="4.351cm" svg:y="9.7cm">
          <text:p text:style-name="P2"><text:span text:style-name="T1">Client</text:span></text:p>
          <text:p text:style-name="P2"><text:span text:style-name="T2">sync/async cal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8.128cm" svg:height="1.333cm" svg:x="6.969cm" svg:y="4.874cm">
          <text:p text:style-name="P2"><text:span text:style-name="T3">rpc&lt;request-type, response-type&gt;</text:span></text:p>
          <text:p text:style-name="P2"><text:span text:style-name="T3">(“&lt;name&gt;”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2cm" svg:height="1.212cm" svg:x="14.871cm" svg:y="14.435cm"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frame draw:style-name="gr6" draw:layer="layout" svg:width="3.355cm" svg:height="0.962cm" svg:x="3.824cm" svg:y="7.858cm">
          <draw:text-box>
            <text:p>Process-1</text:p>
          </draw:text-box>
        </draw:frame>
        <draw:custom-shape draw:style-name="gr7" draw:text-style-name="P1" draw:layer="layout" svg:width="4.064cm" svg:height="4.532cm" svg:x="9.304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16cm" svg:height="1.212cm" svg:x="9.662cm" svg:y="11.958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3.394cm" svg:height="1.333cm" svg:x="9.558cm" svg:y="9.7cm">
          <text:p text:style-name="P2"><text:span text:style-name="T1">Client</text:span></text:p>
          <text:p text:style-name="P2"><text:span text:style-name="T2">sync/async cal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6cm" svg:height="8.255cm" svg:x="8.923cm" svg:y="7.73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355cm" svg:height="0.962cm" svg:x="9.031cm" svg:y="7.858cm">
          <draw:text-box>
            <text:p>Process-2</text:p>
          </draw:text-box>
        </draw:frame>
        <draw:custom-shape draw:style-name="gr9" draw:text-style-name="P2" draw:layer="layout" svg:width="4.826cm" svg:height="8.382cm" svg:x="3.716cm" svg:y="7.7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64cm" svg:height="4.532cm" svg:x="14.51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16cm" svg:height="1.212cm" svg:x="14.869cm" svg:y="11.958cm">
          <text:p text:style-name="P2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94cm" svg:height="1.333cm" svg:x="14.765cm" svg:y="9.7cm">
          <text:p text:style-name="P2"><text:span text:style-name="T1">Data Writer</text:span></text:p>
          <draw:enhanced-geometry svg:viewBox="0 0 21600 21600" draw:type="rectangle" draw:enhanced-path="M 0 0 L 21600 0 21600 21600 0 21600 0 0 Z N"/>
        </draw:custom-shape>
        <draw:frame draw:style-name="gr6" draw:layer="layout" svg:width="3.461cm" svg:height="0.962cm" svg:x="14.238cm" svg:y="7.858cm">
          <draw:text-box>
            <text:p>Process-N</text:p>
          </draw:text-box>
        </draw:frame>
        <draw:custom-shape draw:style-name="gr7" draw:text-style-name="P1" draw:layer="layout" svg:width="4.064cm" svg:height="4.532cm" svg:x="14.51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16cm" svg:height="1.212cm" svg:x="14.869cm" svg:y="11.958cm"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3.394cm" svg:height="1.333cm" svg:x="14.765cm" svg:y="9.7cm">
          <text:p text:style-name="P2"><text:span text:style-name="T1">Provider</text:span></text:p>
          <text:p text:style-name="P2"><text:span text:style-name="T2">“</text:span><text:span text:style-name="T2">Service Name”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6cm" svg:height="8.255cm" svg:x="14.13cm" svg:y="7.7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2cm" svg:height="1.212cm" svg:x="9.818cm" svg:y="14.462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6.048cm" svg:y1="9.7cm" svg:x2="6.969cm" svg:y2="5.54cm" draw:start-shape="id1" draw:start-glue-point="0" draw:end-shape="id2" draw:end-glue-point="3" svg:d="M6048 9700v-4160h921" svg:viewBox="0 0 922 4161">
          <text:p/>
        </draw:connector>
        <draw:connector draw:style-name="gr10" draw:text-style-name="P2" draw:layer="layout" svg:x1="11.255cm" svg:y1="9.7cm" svg:x2="11.033cm" svg:y2="6.207cm" draw:start-shape="id3" draw:start-glue-point="0" draw:end-shape="id2" draw:end-glue-point="2" svg:d="M11255 9700v-1747h-222v-1746" svg:viewBox="0 0 223 3494">
          <text:p/>
        </draw:connector>
        <draw:connector draw:style-name="gr10" draw:text-style-name="P2" draw:layer="layout" svg:x1="16.462cm" svg:y1="9.7cm" svg:x2="15.097cm" svg:y2="5.54cm" draw:start-shape="id4" draw:start-glue-point="0" draw:end-shape="id2" draw:end-glue-point="1" svg:d="M16462 9700v-4160h-1365" svg:viewBox="0 0 1366 4161">
          <text:p/>
        </draw:connector>
        <draw:custom-shape draw:style-name="gr11" draw:text-style-name="P2" draw:layer="layout" svg:width="3.81cm" svg:height="1.28cm" draw:transform="rotate (1.57603231455088) translate (2.222cm 18.02cm)">
          <text:p text:style-name="P2">TRANSPORT</text:p>
          <draw:enhanced-geometry svg:viewBox="0 0 21600 21600" draw:mirror-vertical="true" draw:type="rectangle" draw:enhanced-path="M 0 0 L 21600 0 21600 21600 0 21600 0 0 Z N"/>
        </draw:custom-shape>
        <draw:line draw:style-name="gr12" draw:text-style-name="P2" draw:layer="layout" svg:x1="6.169cm" svg:y1="11.033cm" svg:x2="6.169cm" svg:y2="11.922cm">
          <text:p/>
        </draw:line>
        <draw:line draw:style-name="gr12" draw:text-style-name="P2" draw:layer="layout" svg:x1="6.169cm" svg:y1="13.192cm" svg:x2="6.169cm" svg:y2="14.589cm">
          <text:p/>
        </draw:line>
        <draw:line draw:style-name="gr12" draw:text-style-name="P2" draw:layer="layout" svg:x1="11.376cm" svg:y1="14.462cm" svg:x2="11.376cm" svg:y2="13.192cm">
          <text:p/>
        </draw:line>
        <draw:line draw:style-name="gr12" draw:text-style-name="P2" draw:layer="layout" svg:x1="11.376cm" svg:y1="11.922cm" svg:x2="11.376cm" svg:y2="11.033cm">
          <text:p/>
        </draw:line>
        <draw:line draw:style-name="gr12" draw:text-style-name="P2" draw:layer="layout" svg:x1="16.456cm" svg:y1="14.335cm" svg:x2="16.456cm" svg:y2="13.192cm">
          <text:p/>
        </draw:line>
        <draw:line draw:style-name="gr12" draw:text-style-name="P2" draw:layer="layout" svg:x1="16.456cm" svg:y1="11.922cm" svg:x2="16.456cm" svg:y2="11.033cm">
          <text:p/>
        </draw:line>
        <draw:custom-shape draw:style-name="gr13" draw:text-style-name="P2" draw:layer="layout" svg:width="4.569cm" svg:height="1.28cm" draw:transform="rotate (1.57603231455088) translate (2.229cm 13.573cm)">
          <text:p text:style-name="P2">RPC</text:p>
          <draw:enhanced-geometry svg:viewBox="0 0 21600 21600" draw:mirror-vertical="tru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marker-end="Arrow" draw:fill="none" draw:fill-gradient-name="Gradient_20_8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18:16:47.622459562</meta:creation-date>
    <dc:date>2016-01-31T20:26:49.443987656</dc:date>
    <meta:editing-duration>PT29M44S</meta:editing-duration>
    <meta:editing-cycles>22</meta:editing-cycles>
    <meta:generator>LibreOffice/4.2.8.2$Linux_X86_64 LibreOffice_project/420m0$Build-2</meta:generator>
    <meta:document-statistic meta:object-count="35"/>
  </office:meta>
</office:document-meta>
</file>